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3a03" officeooo:paragraph-rsid="001e3a03"/>
    </style:style>
    <style:style style:name="P2" style:family="paragraph" style:parent-style-name="Standard">
      <style:text-properties officeooo:rsid="001e3a03" officeooo:paragraph-rsid="00212323"/>
    </style:style>
    <style:style style:name="P3" style:family="paragraph" style:parent-style-name="Text_20_body">
      <style:text-properties fo:language="el" fo:country="GR" officeooo:rsid="00210801" officeooo:paragraph-rsid="00210801"/>
    </style:style>
    <style:style style:name="P4" style:family="paragraph" style:parent-style-name="Standard">
      <style:text-properties fo:language="el" fo:country="GR" officeooo:rsid="001e3a03" officeooo:paragraph-rsid="001e3a03"/>
    </style:style>
    <style:style style:name="P5" style:family="paragraph" style:parent-style-name="Standard">
      <style:text-properties officeooo:rsid="00212323" officeooo:paragraph-rsid="00212323"/>
    </style:style>
    <style:style style:name="P6" style:family="paragraph" style:parent-style-name="Text_20_body">
      <style:text-properties fo:language="el" fo:country="GR" officeooo:rsid="00210801" officeooo:paragraph-rsid="00210801"/>
    </style:style>
    <style:style style:name="P7" style:family="paragraph" style:parent-style-name="Text_20_body">
      <style:text-properties fo:language="el" fo:country="GR" fo:font-weight="bold" officeooo:rsid="001ff9ab" officeooo:paragraph-rsid="001f4efe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l" fo:country="GR"/>
    </style:style>
    <style:style style:name="T3" style:family="text">
      <style:text-properties fo:language="el" fo:country="GR" officeooo:rsid="00212323"/>
    </style:style>
    <style:style style:name="T4" style:family="text">
      <style:text-properties officeooo:rsid="002123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Σε όλα τα στάδια θα χρησιμοποιηθούν υλικό και λογισμικό ανοικτών τεχνολογιών.</text:p>
      <text:p text:style-name="P5">Θα χρησιμοποιηθούν ανακυκλώσιμα υλικά σχεδόν σε όλα τα στάδια της κατασκευής.</text:p>
      <text:p text:style-name="P1">Στα κατασκευαστικά σημεία θα υπάρξουν αναλυτικά σχέδια.</text:p>
      <text:p text:style-name="P2"><text:span text:style-name="T4">Θ</text:span>α γίνει χρήση 3<text:span text:style-name="T1">D printer </text:span><text:span text:style-name="T2">για να παραχθούν διάφορα εξαρτήματα που θα ήταν δύσκολο να προμηθευτούμε αλλιώς.</text:span></text:p>
      <text:p text:style-name="P2"><text:span text:style-name="T3">Ό</text:span><text:span text:style-name="T2">λα τα σχέδια θα ανέβουν στο αποθετήριο.</text:span></text:p>
      <text:p text:style-name="P4"/>
      <text:h text:style-name="Heading_20_1" text:outline-level="1">Πως λειτουργεί</text:h>
      <text:p text:style-name="P3"/>
      <text:h text:style-name="Heading_20_1" text:outline-level="1">Επόμενες βελτιώσεις</text:h>
      <text:p text:style-name="P3"/>
      <text:h text:style-name="Heading_20_1" text:outline-level="1">Αποτίμηση των αποτελεσμάτων</text:h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0" fo:font-family="0" style:font-family-generic="roman" style:font-pitch="variable" fo:font-size="12pt"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7T10:13:00</meta:creation-date>
    <meta:generator>LibreOffice/7.2.5.2$Windows_X86_64 LibreOffice_project/499f9727c189e6ef3471021d6132d4c694f357e5</meta:generator>
    <dc:date>2022-02-20T21:40:10.938000000</dc:date>
    <meta:editing-duration>PT1H5M56S</meta:editing-duration>
    <meta:editing-cycles>6</meta:editing-cycles>
    <meta:initial-creator>Νίκος Ευθυμίου</meta:initial-creator>
    <meta:document-statistic meta:table-count="0" meta:image-count="0" meta:object-count="0" meta:page-count="1" meta:paragraph-count="8" meta:word-count="60" meta:character-count="415" meta:non-whitespace-character-count="363"/>
  </office:meta>
</office:document-meta>
</file>